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f81a" officeooo:paragraph-rsid="000bf81a"/>
    </style:style>
    <style:style style:name="T1" style:family="text">
      <style:text-properties officeooo:rsid="000db72c"/>
    </style:style>
    <style:style style:name="T2" style:family="text">
      <style:text-properties officeooo:rsid="000e4d20"/>
    </style:style>
    <style:style style:name="T3" style:family="text">
      <style:text-properties officeooo:rsid="00101f07"/>
    </style:style>
    <style:style style:name="T4" style:family="text">
      <style:text-properties officeooo:rsid="00118c9f"/>
    </style:style>
    <style:style style:name="T5" style:family="text">
      <style:text-properties officeooo:rsid="0012dfe3"/>
    </style:style>
    <style:style style:name="T6" style:family="text">
      <style:text-properties officeooo:rsid="00140a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5">Everything we encounter is a text, whether a print source or an actual person. Every text has an intended audience and purpose. The DHS agent bios are meant to inform us as new recruits about our superiors. These bios, combined with actual interactions with select agents, form a text that reveal the personalities of the DHS agents. During the course of our time here, three agents stood out amongst the bios. We chose these three agents to “read” as texts because they led sessions, and thus we could see their personalities beyond what is listed in the bios. </text:span></text:p>
      <text:p text:style-name="P1"><text:tab/>Dr. Drew McKevitt is a problem solver and a leader. <text:span text:style-name="T6">The credentials listed his his bio show him to be </text:span>an <text:span text:style-name="T1">analyst</text:span> and instructor for the cyber <text:span text:style-name="T1">terrorism</text:span> unit. <text:span text:style-name="T1">While having a serious side, McKevitt's bio also shows him to be a jokster, as evidenced by his reference to owning “one stupid dog”</text:span> <text:span text:style-name="T1">as well as his spiked hairdo, which is nonconformist yet not over-the-top. In real life, his historical presentation about Dr. Pepper's food fight investigation also revealed his humorous side. </text:span></text:p>
      <text:p text:style-name="P1"><text:tab/>Nicole De Fee is a<text:span text:style-name="T5">n </text:span>energetic character, <text:span text:style-name="T1">as we saw during her presentation on Wednesday</text:span>. <text:span text:style-name="T1">She shared with us her personal </text:span>interest in wrestling and Marvel. Her passion for Marvel is shown by her creative design on her belt buckles which makes her stand out. <text:span text:style-name="T1">In fact, Nicole dresses noticeably different from other DHS agents. While they are all dressed in matching polo shirts, her belt makes her different from her colleagues. </text:span>Her loud voice and tongue ring <text:span text:style-name="T1">(which we noticed in her Twitter profile) </text:span>also makes her stand out more than others. <text:span text:style-name="T1">This outgoing personality contrasts her bio. In her picture, she is sterned-faced and buisness-like. Her bio has no jokes or sarcasm. These contrasting elements suggest that this agent is serious when needed, but also knows how to engage an audience and show her personalty. </text:span></text:p>
      <text:p text:style-name="P1"><text:tab/>Jean Gourd is a cyber security training <text:span text:style-name="T2">specialist, but despite the heavy title he is approachable.</text:span> <text:span text:style-name="T3">His bio picture is playful. He is not looking directly at the camera while also giving a hint of humor in his smile. We were able to briefly interview Mr. Gourd today, which gave us insight into his personality. </text:span>His interest<text:span text:style-name="T2">s</text:span> include cyber-space, model rockets, electronics, racketball, and kites. His favorite hobbies include brewing beer and baking bread. When asked <text:span text:style-name="T2">what his style of clothing reveals about him</text:span>, he responded, "I put more value on the inside than the out." Talking with Jean, he is very friendly and has a great sense of humor.</text:p>
      <text:p text:style-name="P1"><text:tab/><text:span text:style-name="T4">In conclusion, multiple texts can provide a more accurate picture of the story. Reading both the agent bios reading the body language and personality of the agents in real life, a better picture emerges of three personalities of the DHS task force. For some like McKevitt and Gourd, their humorous bios correspond to their interesting personalities. For others like De Fee, a serious bio contrasts with the energetic person she is in real lif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ber </meta:initial-creator>
    <meta:creation-date>2015-07-22T21:11:18.377434721</meta:creation-date>
    <dc:date>2015-07-22T21:41:39.498394967</dc:date>
    <dc:creator>cyber </dc:creator>
    <meta:editing-duration>PT30M18S</meta:editing-duration>
    <meta:editing-cycles>8</meta:editing-cycles>
    <meta:generator>LibreOffice/4.4.4.3$Linux_x86 LibreOffice_project/2c39ebcf046445232b798108aa8a7e7d89552ea8</meta:generator>
    <meta:document-statistic meta:table-count="0" meta:image-count="0" meta:object-count="0" meta:page-count="1" meta:paragraph-count="5" meta:word-count="501" meta:character-count="2961" meta:non-whitespace-character-count="2456"/>
  </office:meta>
</office:document-meta>
</file>